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0de" officeooo:paragraph-rsid="0005a0de"/>
    </style:style>
    <style:style style:name="P2" style:family="paragraph" style:parent-style-name="Standard">
      <style:text-properties officeooo:rsid="0005a0de" officeooo:paragraph-rsid="0007d8cd"/>
    </style:style>
    <style:style style:name="T1" style:family="text">
      <style:text-properties officeooo:rsid="0007d8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- Health is being affected </text:p>
      <text:p text:style-name="P1">Intro- </text:p>
      <text:p text:style-name="P1"><text:tab/>Articles on bmi</text:p>
      <text:p text:style-name="P1"><text:tab/>motivation level for bmi study</text:p>
      <text:p text:style-name="P1"><text:tab/>predicted to become</text:p>
      <text:p text:style-name="P1"><text:tab/>connectivity</text:p>
      <text:p text:style-name="P1"><text:tab/>Contribution</text:p>
      <text:p text:style-name="P1"><text:tab/>Proposal of algorithm</text:p>
      <text:p text:style-name="P1"><text:tab/>Organization of the article</text:p>
      <text:p text:style-name="P1">Literature-</text:p>
      <text:p text:style-name="P1"><text:tab/>Basic studies on BMI</text:p>
      <text:p text:style-name="P1"><text:tab/>Algorithms</text:p>
      <text:p text:style-name="P1"><text:tab/>Latest paper quoted</text:p>
      <text:p text:style-name="P1"><text:tab/>Found one paper close to work</text:p>
      <text:p text:style-name="P1"><text:tab/>How colour plays a role in BMI</text:p>
      <text:p text:style-name="P1"><text:tab/>If we perform the algorithm differently then we get better results</text:p>
      <text:p text:style-name="P1">Proposed Methodology-</text:p>
      <text:p text:style-name="P1"><text:tab/>Terminology</text:p>
      <text:p text:style-name="P1"><text:tab/>Diagram with modules (in algorithmic method)</text:p>
      <text:p text:style-name="P1"><text:tab/>Flowchart</text:p>
      <text:p text:style-name="P1"><text:tab/>Algorithm decsription (pseudocode)</text:p>
      <text:p text:style-name="P1"><text:tab/>Theoretical explanation</text:p>
      <text:p text:style-name="P1"/>
      <text:p text:style-name="P1">Results/Performance Evaluation-</text:p>
      <text:p text:style-name="P1"><text:tab/>Comparison with current techniques</text:p>
      <text:p text:style-name="P1"><text:tab/>Accuracy</text:p>
      <text:p text:style-name="P1"><text:tab/>Deep learning</text:p>
      <text:p text:style-name="P1"><text:tab/></text:p>
      <text:p text:style-name="P1">Conclusion-</text:p>
      <text:p text:style-name="P1"><text:tab/>Future work</text:p>
      <text:p text:style-name="P1"><text:tab/>Problem how it has been solved</text:p>
      <text:p text:style-name="P2"><text:tab/><text:span text:style-name="T1">9966277493</text:span></text:p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7:47:54.622099199</meta:creation-date>
    <dc:date>2018-02-28T20:15:00.334178035</dc:date>
    <meta:editing-duration>PT30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93" meta:character-count="681" meta:non-whitespace-character-count="588"/>
  </office:meta>
</office:document-meta>
</file>